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3-title">
      <style:graphic-properties draw:auto-grow-height="true" fo:min-height="3.506cm"/>
    </style:style>
    <style:style style:name="pr8" style:family="presentation" style:parent-style-name="Forestbird3-outline1">
      <style:graphic-properties fo:min-height="11.929cm"/>
    </style:style>
    <style:style style:name="pr9" style:family="presentation" style:parent-style-name="Forestbird3-notes">
      <style:graphic-properties draw:fill-color="#ffffff" draw:auto-grow-height="true" fo:min-height="13.364cm"/>
    </style:style>
    <style:style style:name="pr10" style:family="presentation" style:parent-style-name="Forestbird2-title">
      <style:graphic-properties draw:auto-grow-height="true" fo:min-height="3.506cm"/>
    </style:style>
    <style:style style:name="pr11" style:family="presentation" style:parent-style-name="Forestbird2-outline1">
      <style:graphic-properties fo:min-height="11.929cm"/>
    </style:style>
    <style:style style:name="pr12" style:family="presentation" style:parent-style-name="Forestbird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PKVV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Vytvořil: Adam Pudil</text:p>
            <text:p/>
            <text:p>Členi týmu: Adam Pudil, Jan Nykl, Kristýna Petrlíková, Vojtěch Kuchař</text:p>
            <text:p/>
            <text:p>Škola: VOŠ a SPŠ Jičí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aše aplik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zev: work in progress</text:p>
              </text:list-item>
              <text:list-item>
                <text:p>Nápad: Aplikace pro turisty která bude informovat o aktuální situaci koronaviru v jejich destinaci.</text:p>
              </text:list-item>
              <text:list-item>
                <text:p>Po kliknut na mapu zobrazení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sour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VID-19: Datové sady pro regiony ČR: Epidemiologické charakteristiky obcí</text:p>
              </text:list-item>
              <text:list-item>
                <text:p>Semofor čr</text:p>
              </text:list-item>
              <text:list-item>
                <text:p>Turistická data od google.co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 text:style-name="P3">Použité technologie: </text:p>
              </text:list-item>
              <text:list-item>
                <text:p text:style-name="P4">Grafana</text:p>
              </text:list-item>
              <text:list-item>
                <text:p text:style-name="P4">PostgreSQL</text:p>
              </text:list-item>
              <text:list-item>
                <text:p text:style-name="P4">Angular</text:p>
              </text:list-item>
              <text:list-item>
                <text:p text:style-name="P4">Google API</text:p>
              </text:list-item>
              <text:list-item>
                <text:p>Google Material Desig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0:30:23.036000000</meta:creation-date>
    <meta:editing-duration>PT2H6M13S</meta:editing-duration>
    <meta:editing-cycles>4</meta:editing-cycles>
    <meta:generator>LibreOffice/6.0.7.3$Linux_X86_64 LibreOffice_project/00m0$Build-3</meta:generator>
    <dc:title>Forestbird</dc:title>
    <dc:date>2020-10-21T13:08:45.757142685</dc:date>
    <meta:document-statistic meta:object-count="70"/>
  </office:meta>
</office:document-meta>
</file>